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8882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035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padding="0.028in"/>
    </style:style>
  </office:automatic-styles>
  <office:body>
    <office:spreadsheet>
      <table:calculation-settings table:case-sensitive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57" table:default-cell-style-name="ce1"/>
        <table:table-row table:style-name="ro1">
          <table:table-cell table:number-columns-repeated="2"/>
          <table:table-cell office:value-type="float" office:value="114583333" calcext:value-type="float">
            <text:p>114583333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25200000" calcext:value-type="float">
            <text:p>25200000</text:p>
          </table:table-cell>
          <table:table-cell table:formula="of:=[.C1]/4" office:value-type="float" office:value="28645833.25" calcext:value-type="float">
            <text:p>28645833.25</text:p>
          </table:table-cell>
          <table:table-cell/>
          <table:table-cell office:value-type="float" office:value="640" calcext:value-type="float">
            <text:p>640</text:p>
          </table:table-cell>
          <table:table-cell table:formula="of:=[.E2]/[.B2]*[.C2]" office:value-type="float" office:value="727.513225396825" calcext:value-type="float">
            <text:p>727.513225396825</text:p>
          </table:table-cell>
          <table:table-cell table:number-columns-repeated="251"/>
        </table:table-row>
        <table:table-row table:style-name="ro1">
          <table:table-cell/>
          <table:table-cell office:value-type="float" office:value="25200000" calcext:value-type="float">
            <text:p>25200000</text:p>
          </table:table-cell>
          <table:table-cell table:formula="of:=[.C2]" office:value-type="float" office:value="28645833.25" calcext:value-type="float">
            <text:p>28645833.25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E3]/[.B3]*[.C3]" office:value-type="float" office:value="18.1878306349206" calcext:value-type="float">
            <text:p>18.1878306349206</text:p>
          </table:table-cell>
          <table:table-cell table:number-columns-repeated="251"/>
        </table:table-row>
        <table:table-row table:style-name="ro1">
          <table:table-cell/>
          <table:table-cell office:value-type="float" office:value="25200000" calcext:value-type="float">
            <text:p>25200000</text:p>
          </table:table-cell>
          <table:table-cell table:formula="of:=[.C3]" office:value-type="float" office:value="28645833.25" calcext:value-type="float">
            <text:p>28645833.25</text:p>
          </table:table-cell>
          <table:table-cell/>
          <table:table-cell office:value-type="float" office:value="96" calcext:value-type="float">
            <text:p>96</text:p>
          </table:table-cell>
          <table:table-cell table:formula="of:=[.E4]/[.B4]*[.C4]" office:value-type="float" office:value="109.126983809524" calcext:value-type="float">
            <text:p>109.126983809524</text:p>
          </table:table-cell>
          <table:table-cell table:number-columns-repeated="251"/>
        </table:table-row>
        <table:table-row table:style-name="ro1">
          <table:table-cell/>
          <table:table-cell office:value-type="float" office:value="25200000" calcext:value-type="float">
            <text:p>25200000</text:p>
          </table:table-cell>
          <table:table-cell table:formula="of:=[.C4]" office:value-type="float" office:value="28645833.25" calcext:value-type="float">
            <text:p>28645833.25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.E5]/[.B5]*[.C5]" office:value-type="float" office:value="54.5634919047619" calcext:value-type="float">
            <text:p>54.5634919047619</text:p>
          </table:table-cell>
          <table:table-cell table:number-columns-repeated="251"/>
        </table:table-row>
        <table:table-row table:style-name="ro2">
          <table:table-cell/>
          <table:table-cell office:value-type="float" office:value="25200000" calcext:value-type="float">
            <text:p>25200000</text:p>
          </table:table-cell>
          <table:table-cell table:formula="of:=[.C5]" office:value-type="float" office:value="28645833.25" calcext:value-type="float">
            <text:p>28645833.25</text:p>
          </table:table-cell>
          <table:table-cell/>
          <table:table-cell office:value-type="float" office:value="800" calcext:value-type="float">
            <text:p>800</text:p>
          </table:table-cell>
          <table:table-cell table:formula="of:=[.E6]/[.B6]*[.C6]" office:value-type="float" office:value="909.391531746032" calcext:value-type="float">
            <text:p>909.391531746032</text:p>
          </table:table-cell>
          <table:table-cell table:number-columns-repeated="251"/>
        </table:table-row>
        <table:table-row table:style-name="ro1" table:number-rows-repeated="1048569">
          <table:table-cell table:number-columns-repeated="257"/>
        </table:table-row>
        <table:table-row table:style-name="ro1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11-14T23:12:36.727000000</meta:creation-date>
    <dc:date>2014-11-15T01:37:47.652000000</dc:date>
    <meta:editing-cycles>3</meta:editing-cycles>
    <meta:editing-duration>PT5M1S</meta:editing-duration>
    <meta:document-statistic meta:table-count="1" meta:cell-count="21" meta:object-count="0"/>
    <meta:generator>LibreOffice/7.2.2.2$Linux_X86_64 LibreOffice_project/20$Build-2</meta:generator>
  </office:meta>
</office:document-meta>
</file>